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tyle mathvariant="bold">
          <mrow>
            <mi>p</mi>
          </mrow>
        </mstyle>
        <mo stretchy="false">̂</mo>
      </mover>
      <mi/>
      <mo stretchy="false">→</mo>
      <mi/>
      <mfrac>
        <mo stretchy="false">ℏ</mo>
        <mtext>i</mtext>
      </mfrac>
      <msub>
        <mo stretchy="false">∇</mo>
        <mi>r</mi>
      </msub>
    </mrow>
    <annotation encoding="StarMath 5.0">alignc hat bold p ~rightarrow~ hbar over "i" nabla_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8:29:09.767000000</meta:creation-date>
    <meta:generator>LibreOffice/4.1.4.2$Windows_x86 LibreOffice_project/0a0440ccc0227ad9829de5f46be37cfb6edcf72</meta:generator>
  </office:meta>
</office:document-meta>
</file>